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SERT INTO LOCATION (LOCNO, FACNO, LOCNAME) VALUES ('L107','F104','Door');</text:span></text:p>
      <text:p text:style-name="P2"><draw:frame text:anchor-type="as-char" svg:width="129.65mm" svg:height="133.61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